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fo:language="ro" fo:country="RO" fo:font-style="italic" fo:font-weight="bold" style:font-size-asian="24pt" style:font-style-asian="italic" style:font-weight-asian="bold" style:font-name-complex="Times New Roman1" style:font-size-complex="24pt"/>
    </style:style>
    <style:style style:name="P4" style:family="paragraph" style:parent-style-name="Standard">
      <style:text-properties fo:language="ro" fo:country="RO"/>
    </style:style>
    <style:style style:name="P5" style:family="paragraph" style:parent-style-name="Standard">
      <style:paragraph-properties fo:text-align="center" style:justify-single-word="false"/>
      <style:text-properties fo:language="ro" fo:country="RO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List_20_Paragraph" style:list-style-name="WWNum2">
      <style:text-properties officeooo:paragraph-rsid="00163514"/>
    </style:style>
    <style:style style:name="P9" style:family="paragraph" style:parent-style-name="List_20_Paragraph" style:list-style-name="WWNum3"/>
    <style:style style:name="P10" style:family="paragraph" style:parent-style-name="List_20_Paragraph" style:list-style-name="WWNum2">
      <style:text-properties officeooo:rsid="00163514" officeooo:paragraph-rsid="00163514"/>
    </style:style>
    <style:style style:name="P11" style:family="paragraph" style:parent-style-name="List_20_Paragraph" style:list-style-name="WWNum2">
      <style:text-properties officeooo:rsid="001675b8" officeooo:paragraph-rsid="001675b8"/>
    </style:style>
    <style:style style:name="P12" style:family="paragraph" style:parent-style-name="List_20_Paragraph" style:list-style-name="WWNum3">
      <style:text-properties officeooo:rsid="001675b8" officeooo:paragraph-rsid="001675b8"/>
    </style:style>
    <style:style style:name="P13" style:family="paragraph" style:parent-style-name="Frame_20_contents">
      <style:paragraph-properties fo:text-align="center" style:justify-single-word="false"/>
      <style:text-properties fo:font-size="26pt" officeooo:rsid="001675b8" officeooo:paragraph-rsid="001675b8" style:font-size-asian="26pt" style:font-size-complex="26pt"/>
    </style:style>
    <style:style style:name="P14" style:family="paragraph" style:parent-style-name="Frame_20_contents">
      <style:paragraph-properties fo:text-align="center" style:justify-single-word="false"/>
      <style:text-properties fo:font-size="20pt" officeooo:rsid="001675b8" officeooo:paragraph-rsid="001675b8" style:font-size-asian="20pt" style:font-size-complex="20pt"/>
    </style:style>
    <style:style style:name="P15" style:family="paragraph" style:parent-style-name="Frame_20_contents">
      <style:text-properties officeooo:rsid="001689f3" officeooo:paragraph-rsid="001689f3"/>
    </style:style>
    <style:style style:name="P16" style:family="paragraph" style:parent-style-name="Frame_20_contents">
      <style:paragraph-properties fo:text-align="center" style:justify-single-word="false"/>
      <style:text-properties officeooo:rsid="001689f3" officeooo:paragraph-rsid="001689f3"/>
    </style:style>
    <style:style style:name="P17" style:family="paragraph" style:parent-style-name="Frame_20_contents">
      <style:paragraph-properties fo:text-align="center" style:justify-single-word="false"/>
      <style:text-properties fo:font-size="18pt" officeooo:rsid="001689f3" officeooo:paragraph-rsid="001689f3" style:font-size-asian="18pt" style:font-size-complex="18pt"/>
    </style:style>
    <style:style style:name="P18" style:family="paragraph">
      <style:paragraph-properties fo:text-align="center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50222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77758" style:font-size-asian="14pt" style:font-name-complex="Times New Roman1" style:font-size-complex="14pt"/>
    </style:style>
    <style:style style:name="T4" style:family="text">
      <style:text-properties style:font-name="Times New Roman" fo:font-size="14pt" fo:language="ro" fo:country="RO" style:font-size-asian="14pt" style:font-name-complex="Times New Roman1" style:font-size-complex="14pt"/>
    </style:style>
    <style:style style:name="T5" style:family="text">
      <style:text-properties style:font-name="Times New Roman" fo:font-size="14pt" fo:language="ro" fo:country="RO" officeooo:rsid="00150222" style:font-size-asian="14pt" style:font-name-complex="Times New Roman1" style:font-size-complex="14pt"/>
    </style:style>
    <style:style style:name="T6" style:family="text">
      <style:text-properties style:font-name="Times New Roman" fo:font-size="14pt" fo:language="ro" fo:country="RO" officeooo:rsid="00163514" style:font-size-asian="14pt" style:font-name-complex="Times New Roman1" style:font-size-complex="14pt"/>
    </style:style>
    <style:style style:name="T7" style:family="text">
      <style:text-properties style:font-name="Times New Roman" fo:font-size="14pt" fo:language="ro" fo:country="RO" officeooo:rsid="001675b8" style:font-size-asian="14pt" style:font-name-complex="Times New Roman1" style:font-size-complex="14pt"/>
    </style:style>
    <style:style style:name="T8" style:family="text">
      <style:text-properties style:font-name="Times New Roman" fo:font-size="14pt" fo:language="ro" fo:country="RO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language="ro" fo:country="RO" fo:font-weight="bold" officeooo:rsid="00163514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font-weight="bold" officeooo:rsid="00163514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24pt" fo:language="ro" fo:country="RO" fo:font-style="italic" fo:font-weight="bold" style:font-size-asian="24pt" style:font-style-asian="italic" style:font-weight-asian="bold" style:font-name-complex="Times New Roman1" style:font-size-complex="24pt"/>
    </style:style>
    <style:style style:name="T13" style:family="text">
      <style:text-properties style:font-name="Times New Roman" fo:font-size="24pt" fo:language="ro" fo:country="RO" fo:font-weight="bold" style:font-size-asian="24pt" style:font-weight-asian="bold" style:font-name-complex="Times New Roman1" style:font-size-complex="24pt"/>
    </style:style>
    <style:style style:name="T14" style:family="text">
      <style:text-properties style:font-name="Times New Roman" fo:font-size="20pt" fo:language="ro" fo:country="RO" fo:font-weight="bold" style:font-size-asian="20pt" style:font-weight-asian="bold" style:font-name-complex="Times New Roman1" style:font-size-complex="20pt"/>
    </style:style>
    <style:style style:name="T15" style:family="text">
      <style:text-properties style:font-name="Times New Roman" fo:font-size="20pt" fo:language="ro" fo:country="RO" style:font-size-asian="20pt" style:font-name-complex="Times New Roman1" style:font-size-complex="20pt"/>
    </style:style>
    <style:style style:name="T16" style:family="text"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gr1" style:family="graphic" style:parent-style-name="Frame">
      <style:graphic-properties draw:textarea-horizontal-align="justify" draw:textarea-vertical-align="middle" draw:auto-grow-height="false" fo:min-height="0.7193in" fo:min-width="1.92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textarea-horizontal-align="justify" draw:textarea-vertical-align="middle" draw:auto-grow-height="false" fo:min-height="0.8437in" fo:min-width="1.7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draw:textarea-horizontal-align="justify" draw:textarea-vertical-align="middle" draw:auto-grow-height="false" fo:min-height="0.822in" fo:min-width="1.9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textarea-horizontal-align="justify" draw:textarea-vertical-align="middle" draw:auto-grow-height="false" fo:min-height="0.9091in" fo:min-width="2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marker-start="" draw:textarea-horizontal-align="justify" draw:textarea-vertical-align="middle" draw:auto-grow-height="false" fo:min-height="0.9083in" fo:min-width="1.7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parent-style-name="Frame">
      <style:graphic-properties draw:textarea-horizontal-align="justify" draw:textarea-vertical-align="middle" draw:auto-grow-height="false" fo:min-height="0.4102in" fo:min-width="1.85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parent-style-name="Frame">
      <style:graphic-properties draw:textarea-horizontal-align="justify" draw:textarea-vertical-align="middle" draw:auto-grow-height="false" fo:min-height="0.3575in" fo:min-width="1.9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parent-style-name="Frame">
      <style:graphic-properties draw:textarea-horizontal-align="justify" draw:textarea-vertical-align="middle" draw:auto-grow-height="false" fo:min-height="0.539in" fo:min-width="1.9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parent-style-name="Frame">
      <style:graphic-properties draw:textarea-horizontal-align="justify" draw:textarea-vertical-align="middle" draw:auto-grow-height="false" fo:min-height="0.5953in" fo:min-width="1.94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parent-style-name="Frame">
      <style:graphic-properties draw:textarea-horizontal-align="justify" draw:textarea-vertical-align="middle" draw:auto-grow-height="false" fo:min-height="0.4874in" fo:min-width="1.7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 style:parent-style-name="Frame">
      <style:graphic-properties draw:textarea-horizontal-align="justify" draw:textarea-vertical-align="middle" draw:auto-grow-height="false" fo:min-height="0.3689in" fo:min-width="1.804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stitu</text:span><text:span text:style-name="T4">ția Publică Liceul Teoretic </text:span><text:span text:style-name="T1">“Spiru Haret”</text:span></text:p>
      <text:p text:style-name="P2"/>
      <text:p text:style-name="P2"/>
      <text:p text:style-name="P2"/>
      <text:p text:style-name="P2"/>
      <text:p text:style-name="P3"/>
      <text:p text:style-name="P1"><text:span text:style-name="T12">PROIECT</text:span></text:p>
      <text:p text:style-name="P1"><text:span text:style-name="T12">LA INFORMATICĂ</text:span></text:p>
      <text:p text:style-name="P1"><text:span text:style-name="T14">TEMA</text:span><text:span text:style-name="T16">: ”</text:span><text:span text:style-name="T15"> DOCUMENTE WEB. SITE MAP </text:span><text:span text:style-name="T16">“</text:span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1">Efectuat de:</text:span><text:span text:style-name="T4"> </text:span><text:span text:style-name="T5">Moisei Liviu</text:span></text:p>
      <text:p text:style-name="P6"><text:span text:style-name="T4">Profesor</text:span><text:span text:style-name="T1">: Guțu Maria</text:span></text:p>
      <text:p text:style-name="P6"/>
      <text:p text:style-name="P6"/>
      <text:p text:style-name="P6"/>
      <text:p text:style-name="P1"><text:span text:style-name="T1">Chișinău, 20</text:span><text:span text:style-name="T2">20</text:span></text:p>
      <text:p text:style-name="P5"/>
      <text:p text:style-name="P5"/>
      <text:p text:style-name="Standard"><text:soft-page-break/><text:span text:style-name="T8">Tema site-ului: <text:s/></text:span><text:span text:style-name="T9">Rezervare hotel</text:span></text:p>
      <text:p text:style-name="Standard"><text:span text:style-name="T8">Public țintă</text:span><text:span text:style-name="T10">: </text:span><text:span text:style-name="T11">Turisti in cautarea unui loc de cazare in orice colt al lumii.</text:span></text:p>
      <text:p text:style-name="Standard"><text:span text:style-name="T10">Scopuri: </text:span></text:p>
      <text:list xml:id="list1878579252" text:style-name="WWNum2">
        <text:list-item>
          <text:p text:style-name="P8"><text:span text:style-name="T6">Informarea despre locuri potențiale de cazare în apropiere.</text:span></text:p>
        </text:list-item>
        <text:list-item>
          <text:p text:style-name="P10"><text:span text:style-name="T4">Facilitarea procesului de booking și selectarea unui loc potrivit după buget și preferințe.</text:span></text:p>
        </text:list-item>
        <text:list-item>
          <text:p text:style-name="P11"><text:span text:style-name="T1">Oferirea tuturor detaliilor necesare pentru selectarea unui hotel: imagini, pret, r</text:span><text:span text:style-name="T3">ating</text:span><text:span text:style-name="T1">...</text:span></text:p>
        </text:list-item>
      </text:list>
      <text:p text:style-name="Standard"><text:span text:style-name="T10">Obiective:</text:span></text:p>
      <text:list xml:id="list3345074494" text:style-name="WWNum3">
        <text:list-item>
          <text:p text:style-name="P9"><text:span text:style-name="T4">Prezentarea </text:span><text:span text:style-name="T7">informatiei întru-un mod clar și lizibil.</text:span></text:p>
        </text:list-item>
        <text:list-item>
          <text:p text:style-name="P12"><text:span text:style-name="T1">Crearea unei interfete cat mai intuitive si usor de utilizat pentru </text:span><text:span text:style-name="T3">clienti</text:span><text:span text:style-name="T1"> de orice varsta.</text:span></text:p>
        </text:list-item>
        <text:list-item>
          <text:p text:style-name="P12"><text:span text:style-name="T1">Implementarea unui design atractiv si eficient.</text:span></text:p>
        </text:list-item>
        <text:list-item>
          <text:p text:style-name="P12"><text:span text:style-name="T1">Folosirea tehnologiilor front-end pentru stilizarea paginii.</text:span></text:p>
        </text:list-item>
      </text:list>
      <text:p text:style-name="P2"/>
      <text:p text:style-name="P1"><draw:custom-shape text:anchor-type="paragraph" draw:z-index="0" draw:name="Shape1" draw:style-name="gr1" svg:width="2.0004in" svg:height="0.7976in" svg:x="1.961in" svg:y="0.172in"><text:p text:style-name="P13">Hom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2" svg:width="1.8677in" svg:height="0.9343in" svg:x="-1.2236in" svg:y="1.8374in"><text:p text:style-name="P14">Despre no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3" draw:style-name="gr3" svg:width="2.0476in" svg:height="0.9098in" svg:x="0.8in" svg:y="1.8799in"><text:p text:style-name="P17">Contac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4" draw:style-name="gr4" svg:width="2.1071in" svg:height="1.0067in" svg:x="5.0071in" svg:y="1.8984in"><text:p text:style-name="P17">Galeri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5" draw:style-name="gr5" svg:width="1.8921in" svg:height="1.0059in" svg:x="2.9953in" svg:y="1.8516in"><text:p text:style-name="P17">Rezerva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Shape6" draw:style-name="gr6" draw:text-style-name="P18" svg:x1="-0.0984in" svg:y1="1.4209in" svg:x2="6.1516in" svg:y2="1.4453in"><text:p/></draw:line><draw:line text:anchor-type="paragraph" draw:z-index="6" draw:name="Shape7" draw:style-name="gr6" draw:text-style-name="P18" svg:x1="3.0264in" svg:y1="0.878in" svg:x2="3.0264in" svg:y2="1.4209in"><text:p/></draw:line><draw:line text:anchor-type="paragraph" draw:z-index="7" draw:name="Shape8" draw:style-name="gr6" draw:text-style-name="P18" svg:x1="-0.1339in" svg:y1="1.4209in" svg:x2="-0.1339in" svg:y2="1.9909in"><text:p/></draw:line><draw:line text:anchor-type="paragraph" draw:z-index="8" draw:name="Shape9" draw:style-name="gr6" draw:text-style-name="P18" svg:x1="1.8772in" svg:y1="1.4453in" svg:x2="1.8772in" svg:y2="1.8799in"><text:p/></draw:line><draw:line text:anchor-type="paragraph" draw:z-index="9" draw:name="Shape10" draw:style-name="gr6" draw:text-style-name="P18" svg:x1="3.9846in" svg:y1="1.4209in" svg:x2="3.9846in" svg:y2="1.9in"><text:p/></draw:line><draw:line text:anchor-type="paragraph" draw:z-index="10" draw:name="Shape11" draw:style-name="gr6" draw:text-style-name="P18" svg:x1="6.1398in" svg:y1="1.4453in" svg:x2="6.1516in" svg:y2="2.0272in"><text:p/></draw:line><draw:line text:anchor-type="paragraph" draw:z-index="11" draw:name="Shape12" draw:style-name="gr6" draw:text-style-name="P18" svg:x1="2.9953in" svg:y1="2.7437in" svg:x2="2.9953in" svg:y2="5.0783in"><text:p/></draw:line><draw:custom-shape text:anchor-type="paragraph" draw:z-index="12" draw:name="Shape13" draw:style-name="gr7" svg:width="1.8996in" svg:height="0.4551in" svg:x="2.9953in" svg:y="3.0854in"><text:p text:style-name="P16">Sortare dupa pre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14" draw:style-name="gr8" svg:width="1.9476in" svg:height="0.3953in" svg:x="2.9953in" svg:y="3.9354in"><text:p text:style-name="P16">Sortare dupa ratin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15" draw:style-name="gr9" svg:width="1.9713in" svg:height="0.5976in" svg:x="2.9953in" svg:y="4.6264in"><text:p text:style-name="P15">Sortare dupa popularitate</text:p><text:p text:style-name="P15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16" draw:style-name="gr10" svg:width="2.0114in" svg:height="0.6594in" svg:x="0.8118in" svg:y="3.4083in"><text:p text:style-name="P16">Deschide cha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name="Shape17" draw:style-name="gr6" draw:text-style-name="P18" svg:x1="1.8535in" svg:y1="2.8543in" svg:x2="1.8535in" svg:y2="3.4732in"><text:p/></draw:line><draw:custom-shape text:anchor-type="paragraph" draw:z-index="17" draw:name="Shape18" draw:style-name="gr11" svg:width="1.7724in" svg:height="0.5394in" svg:x="0.8354in" svg:y="4.6417in"><text:p text:style-name="P16">In apropie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8" draw:name="Shape19" draw:style-name="gr6" draw:text-style-name="P18" svg:x1="2.5236in" svg:y1="4.9528in" svg:x2="3.0988in" svg:y2="4.9291in"><text:p/></draw:line><draw:line text:anchor-type="paragraph" draw:z-index="19" draw:name="Shape20" draw:style-name="gr6" draw:text-style-name="P18" svg:x1="5.2535in" svg:y1="3.3126in" svg:x2="5.278in" svg:y2="5.0252in"><text:p/></draw:line><draw:line text:anchor-type="paragraph" draw:z-index="20" draw:name="Shape21" draw:style-name="gr6" draw:text-style-name="P18" svg:x1="4.7756in" svg:y1="3.3126in" svg:x2="5.4736in" svg:y2="3.3201in"><text:p/></draw:line><draw:line text:anchor-type="paragraph" draw:z-index="21" draw:name="Shape22" draw:style-name="gr6" draw:text-style-name="P18" svg:x1="4.822in" svg:y1="4.3063in" svg:x2="5.2776in" svg:y2="4.3189in"><text:p/></draw:line><draw:line text:anchor-type="paragraph" draw:z-index="22" draw:name="Shape23" draw:style-name="gr6" draw:text-style-name="P18" svg:x1="4.7508in" svg:y1="5.0252in" svg:x2="5.278in" svg:y2="5.037in"><text:p/></draw:line><draw:custom-shape text:anchor-type="paragraph" draw:z-index="23" draw:name="Shape24" draw:style-name="gr12" svg:width="1.8441in" svg:height="0.4079in" svg:x="5.4744in" svg:y="3.2047in"><text:p text:style-name="P15">Pagina hote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OpenEnd_20_5_20_26" draw:display-name="msArrowOpenEnd 5 26" svg:viewBox="0 0 350 350" svg:d="M175 0l175 322-28 28-129-248v248h-37v-248l-129 248-27-2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252in" fo:margin-left="1.1811in" fo:margin-right="0.590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6</meta:editing-cycles>
    <meta:creation-date>2020-04-21T15:15:00</meta:creation-date>
    <dc:date>2020-05-15T10:33:13.604531347</dc:date>
    <meta:editing-duration>PT1H13M18S</meta:editing-duration>
    <meta:generator>LibreOffice/6.0.7.3$Linux_X86_64 LibreOffice_project/00m0$Build-3</meta:generator>
    <meta:document-statistic meta:table-count="0" meta:image-count="0" meta:object-count="0" meta:page-count="2" meta:paragraph-count="29" meta:word-count="139" meta:character-count="924" meta:non-whitespace-character-count="819"/>
    <meta:user-defined meta:name="AppVersion">14.0000</meta:user-defined>
    <meta:user-defined meta:name="Company">Curnos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